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47fb3" officeooo:paragraph-rsid="00047fb3"/>
    </style:style>
    <style:style style:name="P2" style:family="paragraph" style:parent-style-name="Preformatted_20_Text">
      <style:text-properties officeooo:rsid="00047fb3" officeooo:paragraph-rsid="00066880"/>
    </style:style>
    <style:style style:name="P3" style:family="paragraph" style:parent-style-name="Preformatted_20_Text">
      <style:text-properties officeooo:rsid="00047fb3" officeooo:paragraph-rsid="000a1993"/>
    </style:style>
    <style:style style:name="P4" style:family="paragraph" style:parent-style-name="Preformatted_20_Text">
      <style:text-properties officeooo:rsid="00047fb3" officeooo:paragraph-rsid="0011b516"/>
    </style:style>
    <style:style style:name="P5" style:family="paragraph" style:parent-style-name="Preformatted_20_Text">
      <style:text-properties officeooo:rsid="000739fc" officeooo:paragraph-rsid="0007b002"/>
    </style:style>
    <style:style style:name="P6" style:family="paragraph" style:parent-style-name="Preformatted_20_Text">
      <style:text-properties officeooo:rsid="000859aa" officeooo:paragraph-rsid="000859aa"/>
    </style:style>
    <style:style style:name="P7" style:family="paragraph" style:parent-style-name="Preformatted_20_Text">
      <style:text-properties officeooo:rsid="000a1993" officeooo:paragraph-rsid="0010f746"/>
    </style:style>
    <style:style style:name="P8" style:family="paragraph" style:parent-style-name="Preformatted_20_Text">
      <style:text-properties officeooo:rsid="001410f9" officeooo:paragraph-rsid="001410f9"/>
    </style:style>
    <style:style style:name="P9" style:family="paragraph" style:parent-style-name="Preformatted_20_Text">
      <style:text-properties officeooo:rsid="0014ea85" officeooo:paragraph-rsid="0014ea85"/>
    </style:style>
    <style:style style:name="T1" style:family="text">
      <style:text-properties officeooo:rsid="00047fb3"/>
    </style:style>
    <style:style style:name="T2" style:family="text">
      <style:text-properties officeooo:rsid="0007b002"/>
    </style:style>
    <style:style style:name="T3" style:family="text">
      <style:text-properties officeooo:rsid="0010f746"/>
    </style:style>
    <style:style style:name="T4" style:family="text">
      <style:text-properties officeooo:rsid="0011b516"/>
    </style:style>
    <style:style style:name="T5" style:family="text">
      <style:text-properties officeooo:rsid="00131543"/>
    </style:style>
    <style:style style:name="T6" style:family="text">
      <style:text-properties officeooo:rsid="0014ea85"/>
    </style:style>
    <style:style style:name="T7" style:family="text">
      <style:text-properties officeooo:rsid="001697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
      <text:p text:style-name="P3">A short sequence that occurs only at one position on the genome is a `unique key'. Such unique keys relate only to single positions and therefore provide a primary sequence to position translation. </text:p>
      <text:p text:style-name="P7"><text:span text:style-name="T3">Consider reads, </text:span>larger than the keys, <text:span text:style-name="T3">first those that correspond with the reference genome, without errors</text:span>. Within read- minus key-length range of primary unique keys, it is not strictly necessary to consider the location of any of the other lateral keys. The primary unique key should suffice to identify all reads within this range. <text:span text:style-name="T4">If several primary unique keys lie within range, the region with already covered keys is even larger.</text:span></text:p>
      <text:p text:style-name="P2"/>
      <text:p text:style-name="P5">If a <text:span text:style-name="T4">covered lateral</text:span> key has only one alternative, <text:span text:style-name="T4">non-covered</text:span> position on the genome, <text:span text:style-name="T2">then reads with this lateral key, but not the aforementioned primary unique key(s), can be mapped to this alternative position.</text:span></text:p>
      <text:p text:style-name="P5"/>
      <text:p text:style-name="P4">As long as we <text:span text:style-name="T4">first map reads with a </text:span>primary unique <text:span text:style-name="T4">key</text:span>, <text:span text:style-name="T4">reads covered by </text:span>a <text:span text:style-name="T5">key with a single alternative, a secondary unique key, can also be mapped. The range of covered keys can then be extended even further, resulting in ternary unique keys, and so on.</text:span></text:p>
      <text:p text:style-name="P4"/>
      <text:p text:style-name="P8"><text:span text:style-name="T6">W</text:span>hich key is primary unique, which secondarily and so on <text:span text:style-name="T6">is required</text:span> for correct mapping. <text:span text:style-name="T6">This is stored in</text:span> <text:span text:style-name="T6">an inferiority count per key.</text:span></text:p>
      <text:p text:style-name="P8"/>
      <text:p text:style-name="P9">At some point the region covered by primary or secondary<text:span text:style-name="T7">+</text:span> unique keys <text:span text:style-name="T7">can end due to all keys within range having multiple alternative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date>2015-02-17T23:53:21.677711913</dc:date>
    <meta:editing-duration>PT38M27S</meta:editing-duration>
    <meta:editing-cycles>3</meta:editing-cycles>
    <meta:document-statistic meta:table-count="0" meta:image-count="0" meta:object-count="0" meta:page-count="1" meta:paragraph-count="6" meta:word-count="233" meta:character-count="1378" meta:non-whitespace-character-count="1150"/>
  </office:meta>
</office:document-meta>
</file>